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39c"/>
    </style:style>
    <style:style style:name="P2" style:family="paragraph" style:parent-style-name="Standard">
      <style:text-properties officeooo:rsid="001181b3" officeooo:paragraph-rsid="001181b3"/>
    </style:style>
    <style:style style:name="P3" style:family="paragraph" style:parent-style-name="Standard">
      <style:text-properties officeooo:rsid="001181b3" officeooo:paragraph-rsid="003478b3"/>
    </style:style>
    <style:style style:name="P4" style:family="paragraph" style:parent-style-name="Standard">
      <style:text-properties officeooo:rsid="00126822" officeooo:paragraph-rsid="00126822"/>
    </style:style>
    <style:style style:name="P5" style:family="paragraph" style:parent-style-name="Standard">
      <style:text-properties officeooo:rsid="001604a3" officeooo:paragraph-rsid="001604a3"/>
    </style:style>
    <style:style style:name="P6" style:family="paragraph" style:parent-style-name="Standard">
      <style:text-properties officeooo:rsid="0017e2d6" officeooo:paragraph-rsid="0017e2d6"/>
    </style:style>
    <style:style style:name="P7" style:family="paragraph" style:parent-style-name="Standard">
      <style:text-properties officeooo:rsid="0018ac80" officeooo:paragraph-rsid="0018ac80"/>
    </style:style>
    <style:style style:name="P8" style:family="paragraph" style:parent-style-name="Standard">
      <style:text-properties officeooo:rsid="0019856f" officeooo:paragraph-rsid="0019856f"/>
    </style:style>
    <style:style style:name="P9" style:family="paragraph" style:parent-style-name="Standard">
      <style:text-properties officeooo:rsid="001c07fd" officeooo:paragraph-rsid="001c07fd"/>
    </style:style>
    <style:style style:name="P10" style:family="paragraph" style:parent-style-name="Standard">
      <style:text-properties officeooo:rsid="001fb479" officeooo:paragraph-rsid="001fb479"/>
    </style:style>
    <style:style style:name="P11" style:family="paragraph" style:parent-style-name="Standard">
      <style:text-properties officeooo:rsid="0022e7d7" officeooo:paragraph-rsid="0022e7d7"/>
    </style:style>
    <style:style style:name="P12" style:family="paragraph" style:parent-style-name="Standard">
      <style:text-properties officeooo:rsid="00230924" officeooo:paragraph-rsid="00230924"/>
    </style:style>
    <style:style style:name="P13" style:family="paragraph" style:parent-style-name="Standard">
      <style:text-properties officeooo:rsid="0023d4fb" officeooo:paragraph-rsid="0023d4fb"/>
    </style:style>
    <style:style style:name="P14" style:family="paragraph" style:parent-style-name="Standard">
      <style:text-properties officeooo:rsid="0024798d" officeooo:paragraph-rsid="00253b92"/>
    </style:style>
    <style:style style:name="P15" style:family="paragraph" style:parent-style-name="Standard">
      <style:text-properties officeooo:rsid="00261eef" officeooo:paragraph-rsid="00261eef"/>
    </style:style>
    <style:style style:name="P16" style:family="paragraph" style:parent-style-name="Standard">
      <style:text-properties officeooo:rsid="00261eef" officeooo:paragraph-rsid="002752a5"/>
    </style:style>
    <style:style style:name="P17" style:family="paragraph" style:parent-style-name="Standard">
      <style:text-properties officeooo:rsid="00280db5" officeooo:paragraph-rsid="00280db5"/>
    </style:style>
    <style:style style:name="P18" style:family="paragraph" style:parent-style-name="Standard">
      <style:text-properties officeooo:rsid="0028fe38" officeooo:paragraph-rsid="0028fe38"/>
    </style:style>
    <style:style style:name="P19" style:family="paragraph" style:parent-style-name="Standard">
      <style:text-properties officeooo:rsid="002a0d8e" officeooo:paragraph-rsid="002a0d8e"/>
    </style:style>
    <style:style style:name="P20" style:family="paragraph" style:parent-style-name="Standard">
      <style:text-properties officeooo:rsid="002ade9e" officeooo:paragraph-rsid="002ade9e"/>
    </style:style>
    <style:style style:name="P21" style:family="paragraph" style:parent-style-name="Standard">
      <style:text-properties officeooo:rsid="002d8c39" officeooo:paragraph-rsid="002d8c39"/>
    </style:style>
    <style:style style:name="P22" style:family="paragraph" style:parent-style-name="Standard">
      <style:text-properties officeooo:rsid="002d8c39" officeooo:paragraph-rsid="002df067"/>
    </style:style>
    <style:style style:name="P23" style:family="paragraph" style:parent-style-name="Standard">
      <style:text-properties officeooo:rsid="002df067" officeooo:paragraph-rsid="002df067"/>
    </style:style>
    <style:style style:name="P24" style:family="paragraph" style:parent-style-name="Standard">
      <style:text-properties officeooo:rsid="003009a0" officeooo:paragraph-rsid="003009a0"/>
    </style:style>
    <style:style style:name="P25" style:family="paragraph" style:parent-style-name="Standard">
      <style:text-properties officeooo:rsid="003163f7" officeooo:paragraph-rsid="003163f7"/>
    </style:style>
    <style:style style:name="P26" style:family="paragraph" style:parent-style-name="Standard">
      <style:text-properties officeooo:rsid="0033ce40" officeooo:paragraph-rsid="0033ce40"/>
    </style:style>
    <style:style style:name="P27" style:family="paragraph" style:parent-style-name="Standard">
      <style:text-properties officeooo:rsid="003478b3" officeooo:paragraph-rsid="003478b3"/>
    </style:style>
    <style:style style:name="P28" style:family="paragraph" style:parent-style-name="Standard">
      <style:text-properties officeooo:rsid="003752e4" officeooo:paragraph-rsid="003752e4"/>
    </style:style>
    <style:style style:name="P29" style:family="paragraph" style:parent-style-name="Standard">
      <style:text-properties officeooo:rsid="0037b0b6" officeooo:paragraph-rsid="0037b0b6"/>
    </style:style>
    <style:style style:name="P30" style:family="paragraph" style:parent-style-name="Standard">
      <style:text-properties officeooo:rsid="0038e563" officeooo:paragraph-rsid="0038e563"/>
    </style:style>
    <style:style style:name="P31" style:family="paragraph" style:parent-style-name="Standard">
      <style:text-properties officeooo:rsid="003a57b1" officeooo:paragraph-rsid="003a57b1"/>
    </style:style>
    <style:style style:name="P32" style:family="paragraph" style:parent-style-name="Standard">
      <style:text-properties officeooo:rsid="003c4c86" officeooo:paragraph-rsid="003c4c86"/>
    </style:style>
    <style:style style:name="P33" style:family="paragraph" style:parent-style-name="Standard">
      <style:text-properties officeooo:rsid="003ceb1f" officeooo:paragraph-rsid="003ceb1f"/>
    </style:style>
    <style:style style:name="P34" style:family="paragraph" style:parent-style-name="Standard">
      <style:text-properties officeooo:rsid="003e50a5" officeooo:paragraph-rsid="003e50a5"/>
    </style:style>
    <style:style style:name="P35" style:family="paragraph" style:parent-style-name="Standard">
      <style:text-properties officeooo:rsid="003eebf8" officeooo:paragraph-rsid="003eebf8"/>
    </style:style>
    <style:style style:name="P36" style:family="paragraph" style:parent-style-name="Standard">
      <style:text-properties officeooo:rsid="00420d84" officeooo:paragraph-rsid="00420d84"/>
    </style:style>
    <style:style style:name="P37" style:family="paragraph" style:parent-style-name="Standard">
      <style:text-properties officeooo:rsid="0044d89e" officeooo:paragraph-rsid="0044d89e"/>
    </style:style>
    <style:style style:name="P38" style:family="paragraph" style:parent-style-name="Standard">
      <style:text-properties officeooo:rsid="00467dbd" officeooo:paragraph-rsid="00467dbd"/>
    </style:style>
    <style:style style:name="P39" style:family="paragraph" style:parent-style-name="Standard">
      <style:text-properties officeooo:rsid="00476a7a" officeooo:paragraph-rsid="00476a7a"/>
    </style:style>
    <style:style style:name="P40" style:family="paragraph" style:parent-style-name="Standard">
      <style:text-properties officeooo:rsid="00484801" officeooo:paragraph-rsid="00484801"/>
    </style:style>
    <style:style style:name="P41" style:family="paragraph" style:parent-style-name="Standard">
      <style:text-properties officeooo:rsid="00492443" officeooo:paragraph-rsid="00492443"/>
    </style:style>
    <style:style style:name="P42" style:family="paragraph" style:parent-style-name="Standard">
      <style:text-properties officeooo:rsid="004a5af3" officeooo:paragraph-rsid="004a5af3"/>
    </style:style>
    <style:style style:name="P43" style:family="paragraph" style:parent-style-name="Standard">
      <style:text-properties officeooo:rsid="004bf780" officeooo:paragraph-rsid="004bf780"/>
    </style:style>
    <style:style style:name="P44" style:family="paragraph" style:parent-style-name="Standard">
      <style:text-properties officeooo:rsid="004e1f3d" officeooo:paragraph-rsid="004e1f3d"/>
    </style:style>
    <style:style style:name="P45" style:family="paragraph" style:parent-style-name="Standard">
      <style:text-properties officeooo:rsid="004e81b4" officeooo:paragraph-rsid="004e81b4"/>
    </style:style>
    <style:style style:name="P46" style:family="paragraph" style:parent-style-name="Standard">
      <style:text-properties officeooo:rsid="004ead3b" officeooo:paragraph-rsid="004ead3b"/>
    </style:style>
    <style:style style:name="P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181b3" officeooo:paragraph-rsid="001181b3"/>
    </style:style>
    <style:style style:name="P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2e7d7" officeooo:paragraph-rsid="0022e7d7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ade9e" officeooo:paragraph-rsid="002ade9e"/>
    </style:style>
    <style:style style:name="P50" style:family="paragraph" style:parent-style-name="Standard">
      <style:text-properties officeooo:rsid="002752a5" officeooo:paragraph-rsid="002752a5"/>
    </style:style>
    <style:style style:name="T1" style:family="text">
      <style:text-properties officeooo:rsid="0014146e"/>
    </style:style>
    <style:style style:name="T2" style:family="text">
      <style:text-properties officeooo:rsid="001b3e7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53b92"/>
    </style:style>
    <style:style style:name="T6" style:family="text">
      <style:text-properties officeooo:rsid="0025554b"/>
    </style:style>
    <style:style style:name="T7" style:family="text">
      <style:text-properties officeooo:rsid="002752a5"/>
    </style:style>
    <style:style style:name="T8" style:family="text">
      <style:text-properties officeooo:rsid="002a0d8e"/>
    </style:style>
    <style:style style:name="T9" style:family="text">
      <style:text-properties officeooo:rsid="002baa30"/>
    </style:style>
    <style:style style:name="T10" style:family="text">
      <style:text-properties officeooo:rsid="002e0a35"/>
    </style:style>
    <style:style style:name="T11" style:family="text">
      <style:text-properties officeooo:rsid="0030429a"/>
    </style:style>
    <style:style style:name="T12" style:family="text">
      <style:text-properties officeooo:rsid="0031ec2a"/>
    </style:style>
    <style:style style:name="T13" style:family="text">
      <style:text-properties officeooo:rsid="003991ed"/>
    </style:style>
    <style:style style:name="T14" style:family="text">
      <style:text-properties officeooo:rsid="003c7b51"/>
    </style:style>
    <style:style style:name="T15" style:family="text">
      <style:text-properties officeooo:rsid="0040e614"/>
    </style:style>
    <style:style style:name="T16" style:family="text">
      <style:text-properties officeooo:rsid="0042eb81"/>
    </style:style>
    <style:style style:name="T17" style:family="text">
      <style:text-properties officeooo:rsid="00476a7a"/>
    </style:style>
    <style:style style:name="T18" style:family="text">
      <style:text-properties officeooo:rsid="0049d5de"/>
    </style:style>
    <style:style style:name="T19" style:family="text">
      <style:text-properties officeooo:rsid="004e1f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zápočet stačí 80 bodov</text:p>
      <text:p text:style-name="P2">zoznam skupiny do zdrojákov – id z recodexu, prvý komentárový blok</text:p>
      <text:p text:style-name="P2"/>
      <text:p text:style-name="P2">tenzrof flow docset for zeal – na domovskej tsránke straky pod misc</text:p>
      <text:p text:style-name="P2"><text:a xlink:type="simple" xlink:href="http://ufal.mff.cuni.cz/milan-straka/miscellaneous" text:style-name="Internet_20_link" text:visited-style-name="Visited_20_Internet_20_Link">http://ufal.mff.cuni.cz/milan-straka/miscellaneous</text:a></text:p>
      <text:p text:style-name="P47"/>
      <text:p text:style-name="P2"/>
      <text:p text:style-name="P4">softmax → vyrába distribúciu</text:p>
      <text:p text:style-name="P4">funkcia = lineárna aktivácia; <text:span text:style-name="T1">závisí na úlohe</text:span></text:p>
      <text:p text:style-name="P5">bias ~ aktivácia neurónu bez vstupu</text:p>
      <text:p text:style-name="P5"/>
      <text:p text:style-name="P6">tréning ~ minimalizácia stratovej fukcie</text:p>
      <text:p text:style-name="P6"/>
      <text:p text:style-name="P7">v praxi sa réžia spracovania znižuje tým, že sa vždy spracúva cleý batch vstupov naraz, nikdy nie len 1 // <text:span text:style-name="T2">x = vektor všetktých počítaných vektorov</text:span></text:p>
      <text:p text:style-name="P8">interne – všetko sa reprezentuje vektorovo</text:p>
      <text:p text:style-name="P9">tenzorové operácie – neviem, či skalár, alebo vektor</text:p>
      <text:p text:style-name="P10">y – zlatý vektor, čo tam chceme</text:p>
      <text:p text:style-name="P10"/>
      <text:p text:style-name="P10">počítanie derivácie : sieť pokračuje otočenou fukciou cez derivácie; graf naruby</text:p>
      <text:p text:style-name="P10"/>
      <text:p text:style-name="P11">deep learning orpoti 90´ - tie ďalšie vrstvy už na niečo sú, pomáha to</text:p>
      <text:p text:style-name="P48"/>
      <text:p text:style-name="P11"/>
      <text:p text:style-name="P12">sofmax</text:p>
      <text:p text:style-name="P12"/>
      <text:p text:style-name="P13">z – logaritmické váhy bez distribúcie</text:p>
      <text:p text:style-name="P14">NLL = - log (gold | moje dáta) </text:p>
      <text:p text:style-name="P14"><text:span text:style-name="T5">L =</text:span> -log (<text:span text:style-name="T3">o</text:span><text:span text:style-name="T4">_gold</text:span>)</text:p>
      <text:p text:style-name="P14">späť nám vytečí všekty parciálne derivácie <text:span text:style-name="T6">(</text:span>delta L / delta z_i<text:span text:style-name="T6">)</text:span></text:p>
      <text:p text:style-name="P15">[gold = I] → 0/1, logická hodnota</text:p>
      <text:p text:style-name="P15"/>
      <text:p text:style-name="P16">→<text:span text:style-name="T7"> všetko, čo nie je gold vyhodí svoju vl hodnotu, </text:span></text:p>
      <text:p text:style-name="P50"><text:tab/>gold hodí zápornú hodnotu toho, čo mu chýba do 1</text:p>
      <text:p text:style-name="P17">t.j. o koľko sme preťápli očakávaný výsledok (čo sme chceli samozrjeme)</text:p>
      <text:p text:style-name="P17"/>
      <text:p text:style-name="P18">môžme chcieť nie jasnú odpoveď, ale distribúciu medzi nejaku množinou tagov <text:span text:style-name="T8">(pravd)</text:span></text:p>
      <text:p text:style-name="P19">zvyšok funguje obdobne</text:p>
      <text:p text:style-name="P19"/>
      <text:p text:style-name="P20">pokiaľ sú z moc veľké, môže nastať divergencia</text:p>
      <text:p text:style-name="P20">ale softmax je odolný voči posunu, takže to skrátka len posunieme (normalizácia)</text:p>
      <text:p text:style-name="P20"><text:tab/><text:span text:style-name="T9">zaujímajú nás rozdiely váh, nie nutne absolútne hodnoty</text:span></text:p>
      <text:p text:style-name="P49"/>
      <text:p text:style-name="P20"/>
      <text:p text:style-name="P21">kedy treba regularizovať ?</text:p>
      <text:p text:style-name="P22">- veľký rozdiel medzi trénovacou a testovacou chybou</text:p>
      <text:p text:style-name="P23">ochrana pred nekonečným výnimkovaním, chceme obecný model</text:p>
      <text:p text:style-name="P22"/>
      <text:p text:style-name="P22">early stopping, nemá zmysle sa natrénovať na 100%</text:p>
      <text:p text:style-name="P23">ochrana pred prílišnou špecializáciou</text:p>
      <text:p text:style-name="P23"/>
      <text:p text:style-name="P23"><text:soft-page-break/>L2 = jednoduchšie modely majú (obecne) menšie parametry (t.j. súčet váh je malý)<text:line-break/>k loss pričítam normu parametrov <text:span text:style-name="T10">+- nejaká váha, aby sme len nevynulovali váhy</text:span></text:p>
      <text:p text:style-name="P24">=&gt; nový citlivý hyperparameter (~ 10^-5 )</text:p>
      <text:p text:style-name="P24">→<text:span text:style-name="T11"> v každom kroku to ťahá parameter k nižšej honodty; model musí ťahať dosť silne, aby si udržal vysoké hodnoty (vždy usekbem napríklad 0,5 % hodnoty)</text:span></text:p>
      <text:p text:style-name="P24"/>
      <text:p text:style-name="P25">MAP → hǎldáme parametre, ktoré sú napravdepodobnejšie vzhľaodm k naším dátam</text:p>
      <text:p text:style-name="P25">mám nejakú počiatočnú predstavu, čo by mali tieto parametre splňovať = p(theta)</text:p>
      <text:p text:style-name="P25"><text:tab/><text:span text:style-name="T12">aby neboli moc veľké, mali mlaý rozptyl, …</text:span></text:p>
      <text:p text:style-name="P26">zase nám vyšlo, že modely s malými parametrami sú dobré</text:p>
      <text:p text:style-name="P26"/>
      <text:p text:style-name="P27">L1</text:p>
      <text:p text:style-name="P27">nefunguje dobre v hlbokých sieťach</text:p>
      <text:p text:style-name="P27">miesto L2 použijeme L1 normu</text:p>
      <text:p text:style-name="P27">každú hodnotu ťahám stále rovnako silno, bez ohľadu na to, ako ďalejko je mimo (na rozdiel od L2, kde to s hodnotou rastie)</text:p>
      <text:p text:style-name="P27"/>
      <text:p text:style-name="P28">dataset augmentation</text:p>
      <text:p text:style-name="P29">chceme viac dát – tak si ich skrátka zoženieme</text:p>
      <text:p text:style-name="P29">úprava pôvodných dát – veľkosť, otočenie (okolo zvislej osi), úprava svetlosti, farieb, …</text:p>
      <text:p text:style-name="P29">ochrana pred adaptáciou na malé množstvo dát</text:p>
      <text:p text:style-name="P30">vždy, keď môžme pričítať malý šum, ale stále je to to isté <text:span text:style-name="T13">(ide o kontinuum)</text:span></text:p>
      <text:p text:style-name="P31"/>
      <text:p text:style-name="P31">label smoothing</text:p>
      <text:p text:style-name="P31">z opačného konca – zlatá distribúcia nemusí vyzerať ako 100 % vs 0 %, stačí nám napríklad 90% pre správnu odpoveď</text:p>
      <text:p text:style-name="P31">niektoré objekty sú si podobnejšie a môže byť dobré, aby to sieť vedela</text:p>
      <text:p text:style-name="P31">// dá sa získať napíklad z toho, že aj ĺudia robia chyby</text:p>
      <text:p text:style-name="P31">dáva sieti viac informácii o tom, čo sa učí</text:p>
      <text:p text:style-name="P31"/>
      <text:p text:style-name="P32">odolnosť <text:span text:style-name="T14">siete </text:span>= ivariancia</text:p>
      <text:p text:style-name="P32"/>
      <text:p text:style-name="P33">ensembling</text:p>
      <text:p text:style-name="P33">iná sieť vysvetluje dáta trošku iné, t.j. ich chyby môžu byť ideálne nezávislé</text:p>
      <text:p text:style-name="P33">môžme dať dokopy viac modelov (predpokladáme nezávislosť chýb, ktorá ale nieje reálne moc pravdepodobná); napríklad hlasovanie</text:p>
      <text:p text:style-name="P34">ide o úspešnosť zadarmo, stará vec, pri vyvíjaní nových modelov sa nepoužíva</text:p>
      <text:p text:style-name="P35">// dnes sa používa na anotovanie veľkej (novej) trénovacej množiny → na tom sa potom tréuje ten výsledný model; <text:span text:style-name="T15">čím rôznejšie anotovacie modely, tým lepšie</text:span></text:p>
      <text:p text:style-name="P36"><text:span text:style-name="T16">+ </text:span>pamätan<text:span text:style-name="T16">i</text:span>e si modelov po ceste – každých pár hodín si zapamätám, čo mám</text:p>
      <text:p text:style-name="P36"/>
      <text:p text:style-name="P37">dropout</text:p>
      <text:p text:style-name="P38">idea z pozadia evol genetiky – nie je odbré sa spoliehať na to, že v <text:span text:style-name="T17">d</text:span>alšej generácii sa stretnem s rovnakým genómom</text:p>
      <text:p text:style-name="P39">s nejakou poravdpodobnosťou nadtavím hodnotu každého jenodtlivého neurónu na 0 (zahodím)</text:p>
      <text:p text:style-name="P40">typicky v hidden layer</text:p>
      <text:p text:style-name="P41">chceme, aby fíčurka ktorá prežije, nebola priíliš závislá na veciach z predošlj vrstvy</text:p>
      <text:p text:style-name="P41">→ <text:span text:style-name="T18">stúpa loss na trénovacích dátach (pretže si to naschvál kazím)</text:span></text:p>
      <text:p text:style-name="P42">experimentálne- dobrá generalizácia</text:p>
      <text:p text:style-name="P43">idea : v hidden layer si chcem nazhromáždiť kopu užitočných fíčuriek</text:p>
      <text:p text:style-name="P43">normalizácia → potrfebujem, aby sme neprepálili hodnotu, ktorú pri trénovaní sieť typicky videla</text:p>
      <text:p text:style-name="P43">// <text:span text:style-name="T19">typicky prenásobenie koeficientom podľa počtu vydropovaných neurónov</text:span></text:p>
      <text:p text:style-name="P43"><text:soft-page-break/></text:p>
      <text:p text:style-name="P44">Dout &amp; Ens</text:p>
      <text:p text:style-name="P44">všetky možné podsiete so zachoanými váhami, trénujem paralelene všetko naraz</text:p>
      <text:p text:style-name="P44">vyberiem náhodnú podmnožinu podsietí, ktoré v danom kroku riešim, zvyšok je dropout; t.j. každú podsieť trénujem na inom datasete → Ens</text:p>
      <text:p text:style-name="P3"/>
      <text:p text:style-name="P45">niekedy nie je bhodné byť moc univerzálny</text:p>
      <text:p text:style-name="P46">napríklad závislosť slov vrámci vety, nechceme prichádzať o slovíčka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0:40:09.467422816</meta:creation-date>
    <meta:generator>LibreOffice/6.0.2.1.0$Linux_X86_64 LibreOffice_project/aa8fa77450c1f9342298afd8322f5d2c87e925ea</meta:generator>
    <dc:date>2018-03-12T13:00:57.087569892</dc:date>
    <meta:editing-duration>PT2H10M5S</meta:editing-duration>
    <meta:editing-cycles>63</meta:editing-cycles>
    <meta:document-statistic meta:table-count="0" meta:image-count="0" meta:object-count="0" meta:page-count="3" meta:paragraph-count="76" meta:word-count="723" meta:character-count="4533" meta:non-whitespace-character-count="3870"/>
  </office:meta>
</office:document-meta>
</file>